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paragraph-rsid="00469e73"/>
    </style:style>
    <style:style style:name="P8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89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17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8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2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26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27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469e73"/>
    </style:style>
    <style:style style:name="T38" style:family="text">
      <style:text-properties officeooo:rsid="0046e4b3"/>
    </style:style>
    <style:style style:name="T39" style:family="text">
      <style:text-properties officeooo:rsid="00486edb"/>
    </style:style>
    <style:style style:name="T40" style:family="text">
      <style:text-properties officeooo:rsid="004a7bfc"/>
    </style:style>
    <style:style style:name="T41" style:family="text">
      <style:text-properties officeooo:rsid="004b7e53"/>
    </style:style>
    <style:style style:name="T42" style:family="text">
      <style:text-properties officeooo:rsid="005039e1"/>
    </style:style>
    <style:style style:name="T43" style:family="text">
      <style:text-properties officeooo:rsid="00527044"/>
    </style:style>
    <style:style style:name="T44" style:family="text">
      <style:text-properties officeooo:rsid="0054517a"/>
    </style:style>
    <style:style style:name="T45" style:family="text">
      <style:text-properties officeooo:rsid="00546cea"/>
    </style:style>
    <style:style style:name="T46" style:family="text">
      <style:text-properties officeooo:rsid="0055bf67"/>
    </style:style>
    <style:style style:name="T47" style:family="text">
      <style:text-properties officeooo:rsid="004c20d1"/>
    </style:style>
    <style:style style:name="T48" style:family="text">
      <style:text-properties officeooo:rsid="00591212"/>
    </style:style>
    <style:style style:name="T49" style:family="text">
      <style:text-properties officeooo:rsid="005b1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3293557935505242123" text:style-name="L1">
        <text:list-item>
          <text:p text:style-name="P101"><text:a xlink:type="simple" xlink:href="https://paulinoposada.github.io/web_e/web_e_2425/documents/apunts/unitat_1_ley_ohm/e_apunts_ud_1_1_gs.pdf">1.1 Circuit elèctric</text:a></text:p>
        </text:list-item>
        <text:list-item>
          <text:p text:style-name="P101"><text:a xlink:type="simple" xlink:href="https://paulinoposada.github.io/web_e/web_e_2425/documents/apunts/unitat_1_ley_ohm/e_apunts_ud_1_2_gs.pdf">1.2 Llei d'ohm</text:a></text:p>
        </text:list-item>
        <text:list-item>
          <text:p text:style-name="P101"><text:a xlink:type="simple" xlink:href="https://paulinoposada.github.io/web_e/web_e_2425/documents/apunts/unitat_2_seguridad/e_apunts_ud_2_1_gs.pdf">2 Seguretat</text:a></text:p>
        </text:list-item>
        <text:list-item>
          <text:p text:style-name="P10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0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3867940859376428629" text:style-name="L2">
        <text:list-item>
          <text:p text:style-name="P10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1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0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220949330457116" text:continue-numbering="true" text:style-name="L2">
        <text:list-item>
          <text:p text:style-name="P10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220950150747906" text:continue-list="list3293557935505242123" text:style-name="L1">
        <text:list-item>
          <text:p text:style-name="P10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06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5175680791997951601" text:style-name="L3">
        <text:list-item>
          <text:p text:style-name="P11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2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20">Baixem al taller i comentem connexió font d'alimentació de PC que utilitzarem per les pràctiques de cc.</text:p>
          <text:p text:style-name="P121"><text:s/></text:p>
        </text:list-item>
      </text:list>
      <text:p text:style-name="P43"/>
      <text:p text:style-name="P43"/>
      <text:p text:style-name="P9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220949508541543" text:continue-numbering="true" text:style-name="L3">
        <text:list-item>
          <text:p text:style-name="P128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220949990558698" text:continue-list="list220950150747906" text:style-name="L1">
        <text:list-item>
          <text:p text:style-name="P10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07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8854986355283280553" text:style-name="L4">
        <text:list-item>
          <text:p text:style-name="P129">Comentem pràctica Wheatstone amb dos diodes, corrent per la diagonal en els següents casos: </text:p>
          <text:p text:style-name="P129">cas 1: potenciòmetre a màxima resistència </text:p>
          <text:p text:style-name="P129">cas 2: potenciòmetre a resistència igual a R3</text:p>
          <text:p text:style-name="P129">cas 3: potenciòmetrea a mínima resistència</text:p>
        </text:list-item>
        <text:list-item>
          <text:p text:style-name="P11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29"/>
          <text:p text:style-name="P122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220950808085341" text:continue-numbering="true" text:style-name="L4">
        <text:list-item>
          <text:p text:style-name="P11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220948895392057" text:continue-list="list220949990558698" text:style-name="L1">
        <text:list-item>
          <text:p text:style-name="P10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08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4416395203407322267" text:style-name="L5">
        <text:list-item>
          <text:p text:style-name="P131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31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30"/>
          <text:p text:style-name="P123"><text:s/></text:p>
        </text:list-item>
      </text:list>
      <text:p text:style-name="P45"/>
      <text:p text:style-name="P45"/>
      <text:p text:style-name="P6"/>
      <text:p text:style-name="P97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220948851395240" text:continue-numbering="true" text:style-name="L5">
        <text:list-item>
          <text:p text:style-name="P134">Comentem <text:a xlink:type="simple" xlink:href="https://paulinoposada.github.io/web_e/web_e_2425/documents/ta.pdf">tasca 5</text:a>.</text:p>
        </text:list-item>
        <text:list-item>
          <text:p text:style-name="P132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220949895727883" text:continue-list="list220948895392057" text:style-name="L1">
        <text:list-item>
          <text:p text:style-name="P13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09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09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1895071917135173189" text:style-name="L6">
        <text:list-item>
          <text:p text:style-name="P11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24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6"><text:span text:style-name="T18">Comencem a comentar apartat 1.2 </text:span><text:span text:style-name="T36">La derivada y ejemplos de tensiones variables </text:span><text:span text:style-name="T37">(fins pàg. 13)</text:span></text:p>
      <text:p text:style-name="P88">Comentem exercici 1.2-1</text:p>
      <text:p text:style-name="P87"/>
      <text:p text:style-name="P8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220950224457538" text:continue-list="list220949895727883" text:style-name="L1">
        <text:list-item>
          <text:p text:style-name="P135">Treball autònom 9</text:p>
        </text:list-item>
        <text:list-item>
          <text:p text:style-name="P141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6">La derivada y ejemplos de tensiones variables</text:span></text:p>
        </text:list-item>
        <text:list-item>
          <text:p text:style-name="P110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10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9072585137157327411" text:style-name="L7">
        <text:list-header>
          <text:p text:style-name="P125"><text:s/></text:p>
        </text:list-header>
      </text:list>
      <text:p text:style-name="P9">Di<text:span text:style-name="T5">vendres</text:span><text:tab/><text:tab/><text:tab/><text:span text:style-name="T38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89"/>
      <text:p text:style-name="P89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220949688313375" text:continue-list="list220950224457538" text:style-name="L1">
        <text:list-header>
          <text:p text:style-name="P111"/>
        </text:list-header>
      </text:list>
      <text:p text:style-name="P35"/>
      <text:p text:style-name="P10"/>
      <text:p text:style-name="P98">Di<text:span text:style-name="T3">jous</text:span><text:tab/><text:tab/><text:tab/><text:tab/><text:span text:style-name="T39">07</text:span>/<text:span text:style-name="T6">11</text:span>/2<text:span text:style-name="T1">4</text:span></text:p>
      <text:p text:style-name="P35"/>
      <text:list xml:id="list1630997701181472964" text:style-name="L8">
        <text:list-item>
          <text:p text:style-name="P117"><text:span text:style-name="T39">Comentem solució de l'</text:span><text:a xlink:type="simple" xlink:href="https://paulinoposada.github.io/web_e/web_e_2425/documents/examens/241106_ome_map33a_examen_sol.pdf"><text:span text:style-name="T39">examen</text:span></text:a><text:span text:style-name="T39">.</text:span></text:p>
          <text:p text:style-name="P126"><text:s/></text:p>
        </text:list-item>
      </text:list>
      <text:p text:style-name="P10"/>
      <text:p text:style-name="P10">Di<text:span text:style-name="T5">vendres</text:span><text:tab/><text:tab/><text:tab/><text:span text:style-name="T39">08</text:span>/<text:span text:style-name="T6">11</text:span>/2<text:span text:style-name="T1">4</text:span></text:p>
      <text:p text:style-name="P10"/>
      <text:p text:style-name="P89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90"/>
      <text:p text:style-name="P90"/>
      <text:p text:style-name="P90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20949255059690" text:continue-list="list220949688313375" text:style-name="L1">
        <text:list-header>
          <text:p text:style-name="P112"/>
        </text:list-header>
      </text:list>
      <text:p text:style-name="P36"/>
      <text:p text:style-name="P11">Di<text:span text:style-name="T3">jous</text:span><text:tab/><text:tab/><text:tab/><text:tab/><text:span text:style-name="T40">14</text:span>/<text:span text:style-name="T6">11</text:span>/2<text:span text:style-name="T1">4</text:span></text:p>
      <text:p text:style-name="P56"/>
      <text:p text:style-name="P56"><text:span text:style-name="T41">Comentat treball </text:span><text:a xlink:type="simple" xlink:href="https://paulinoposada.github.io/web_e/web_e_2425/documents/ta/ta_09.pdf"><text:span text:style-name="T41">autonom 9</text:span></text:a><text:span text:style-name="T41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8170128056884198539" text:style-name="L9">
        <text:list-header>
          <text:p text:style-name="P118"/>
          <text:p text:style-name="P127"><text:s/></text:p>
        </text:list-header>
      </text:list>
      <text:p text:style-name="P11">Di<text:span text:style-name="T5">vendres</text:span><text:tab/><text:tab/><text:tab/><text:span text:style-name="T40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2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1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4">2</text:span> <text:span text:style-name="T44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20948805812889" text:continue-list="list220949255059690" text:style-name="L1">
        <text:list-header>
          <text:p text:style-name="P113"/>
        </text:list-header>
      </text:list>
      <text:p text:style-name="P37"/>
      <text:p text:style-name="P14">Di<text:span text:style-name="T3">jous</text:span><text:tab/><text:tab/><text:tab/><text:tab/><text:span text:style-name="T43">21</text:span>/<text:span text:style-name="T6">11</text:span>/2<text:span text:style-name="T1">4</text:span></text:p>
      <text:p text:style-name="P72"/>
      <text:p text:style-name="P72">Co<text:span text:style-name="T45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4"/>
      <text:p text:style-name="P14"/>
      <text:p text:style-name="P14"/>
      <text:p text:style-name="P99">Di<text:span text:style-name="T5">vendres</text:span><text:tab/><text:tab/><text:tab/><text:span text:style-name="T43">22</text:span>/<text:span text:style-name="T6">11</text:span>/2<text:span text:style-name="T1">4</text:span></text:p>
      <text:p text:style-name="P72"/>
      <text:p text:style-name="P72">Co<text:span text:style-name="T45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5"/>
      <text:p text:style-name="P66"/>
      <text:p text:style-name="P92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8"/>
      <text:p text:style-name="P78">Preparació examen.</text:p>
      <text:p text:style-name="P51"/>
      <text:p text:style-name="P38"/>
      <text:p text:style-name="P15">Di<text:span text:style-name="T3">jous</text:span><text:tab/><text:tab/><text:tab/><text:tab/><text:span text:style-name="T43">28</text:span>/<text:span text:style-name="T6">11</text:span>/2<text:span text:style-name="T1">4</text:span></text:p>
      <text:p text:style-name="P78"/>
      <text:p text:style-name="P78">Examen</text:p>
      <text:p text:style-name="P62"/>
      <text:p text:style-name="P75"/>
      <text:p text:style-name="P75"/>
      <text:p text:style-name="P15">Di<text:span text:style-name="T5">vendres</text:span><text:tab/><text:tab/><text:tab/><text:span text:style-name="T43">22</text:span>/<text:span text:style-name="T6">11</text:span>/2<text:span text:style-name="T1">4</text:span></text:p>
      <text:p text:style-name="P67"/>
      <text:p text:style-name="P82">Comentem <text:a xlink:type="simple" xlink:href="https://paulinoposada.github.io/web_e/web_e_2425/documents/examens/241128_ome_map33a_examen_sol.pdf">solució examen</text:a></text:p>
      <text:p text:style-name="P66"/>
      <text:p text:style-name="P93"/>
      <text:p text:style-name="P93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79"/>
      <text:p text:style-name="P73">Co<text:span text:style-name="T45">ntinuat</text:span> amb <text:a xlink:type="simple" xlink:href="https://paulinoposada.github.io/web_e/web_e_2425/documents/apunts/unitat_6_magnetisme/e_apunts_ud_6_gs.pdf">unitat 6</text:a>.</text:p>
      <text:p text:style-name="P83">Comentem apartat 1.5 Inducción electromagnética</text:p>
      <text:p text:style-name="P83">Comentem apartat 1.6 Inducción mutua</text:p>
      <text:p text:style-name="P83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6">05</text:span>/<text:span text:style-name="T6">12</text:span>/2<text:span text:style-name="T1">4</text:span></text:p>
      <text:p text:style-name="P79"/>
      <text:p text:style-name="P84">Baixem al taller, continuem amb la <text:a xlink:type="simple" xlink:href="https://paulinoposada.github.io/web_e/web_e_2425/documents/practiques/practica_condensador.pdf"><text:span text:style-name="T47">pràctica condensador</text:span></text:a><text:span text:style-name="T47">.</text:span> </text:p>
      <text:p text:style-name="P63"/>
      <text:p text:style-name="P76"/>
      <text:p text:style-name="P76"/>
      <text:p text:style-name="P16">Di<text:span text:style-name="T5">vendres</text:span><text:tab/><text:tab/><text:tab/><text:span text:style-name="T46">06</text:span>/<text:span text:style-name="T6">12</text:span>/2<text:span text:style-name="T1">4</text:span></text:p>
      <text:p text:style-name="P68"/>
      <text:p text:style-name="P84">Festiu</text:p>
      <text:p text:style-name="P94"/>
      <text:p text:style-name="P94"/>
      <text:p text:style-name="P94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5">Baixa</text:p>
      <text:p text:style-name="P40"/>
      <text:p text:style-name="P17"/>
      <text:p text:style-name="P17">Di<text:span text:style-name="T3">jous</text:span><text:tab/><text:tab/><text:tab/><text:tab/><text:span text:style-name="T48">12</text:span>/<text:span text:style-name="T6">12</text:span>/2<text:span text:style-name="T1">4</text:span></text:p>
      <text:p text:style-name="P80"/>
      <text:p text:style-name="P85">Baixa</text:p>
      <text:p text:style-name="P64"/>
      <text:p text:style-name="P77"/>
      <text:p text:style-name="P17"/>
      <text:p text:style-name="P100">Di<text:span text:style-name="T5">vendres</text:span><text:tab/><text:tab/><text:tab/><text:span text:style-name="T48">13</text:span>/<text:span text:style-name="T6">12</text:span>/2<text:span text:style-name="T1">4</text:span></text:p>
      <text:p text:style-name="P69"/>
      <text:p text:style-name="P85">Baixa</text:p>
      <text:p text:style-name="P69"/>
      <text:p text:style-name="P69"/>
      <text:p text:style-name="P94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5">Comentem dubtes examen.</text:p>
      <text:p text:style-name="P74">Co<text:span text:style-name="T45">ntinuat</text:span> amb <text:a xlink:type="simple" xlink:href="https://paulinoposada.github.io/web_e/web_e_2425/documents/apunts/unitat_6_magnetisme/e_apunts_ud_6_gs.pdf">unitat 6</text:a>.</text:p>
      <text:p text:style-name="P85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48">19</text:span>/<text:span text:style-name="T6">12</text:span>/2<text:span text:style-name="T1">4</text:span></text:p>
      <text:p text:style-name="P80"/>
      <text:p text:style-name="P85">Examen</text:p>
      <text:p text:style-name="P64"/>
      <text:p text:style-name="P77"/>
      <text:p text:style-name="P95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37">Repassem <text:a xlink:type="simple" xlink:href="https://paulinoposada.github.io/web_e/web_e_2425/documents/apunts/unitat_6_magnetisme/e_apunts_ud_6_gs.pdf"><text:span text:style-name="T43">unitat 6</text:span></text:a>.</text:p>
      <text:p text:style-name="P136">Comentem apartat 1.7 Inductores i inductancia</text:p>
      <text:p text:style-name="P81"/>
      <text:p text:style-name="P138"/>
      <text:p text:style-name="P142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37"/>
      <text:p text:style-name="P140">Co<text:span text:style-name="T45">ntinuat</text:span> amb <text:a xlink:type="simple" xlink:href="https://paulinoposada.github.io/web_e/web_e_2425/documents/apunts/unitat_6_magnetisme/e_apunts_ud_6_gs.pdf">unitat 6</text:a>.</text:p>
      <text:p text:style-name="P137">Comentem apartat 1.<text:span text:style-name="T49">8</text:span> <text:span text:style-name="T49">Càlcul d'inductors.</text:span></text:p>
      <text:p text:style-name="P139"/>
      <text:p text:style-name="P85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09T22:09:48.587057589</dc:date>
    <meta:editing-duration>PT1H39M11S</meta:editing-duration>
    <meta:editing-cycles>88</meta:editing-cycles>
    <meta:document-statistic meta:table-count="0" meta:image-count="0" meta:object-count="0" meta:page-count="6" meta:paragraph-count="153" meta:word-count="633" meta:character-count="4250" meta:non-whitespace-character-count="3671"/>
  </office:meta>
</office:document-meta>
</file>